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Inst" style:family="table">
      <style:table-properties style:width="6.6931in" table:align="margins"/>
    </style:style>
    <style:style style:name="Inst.A" style:family="table-column">
      <style:table-column-properties style:column-width="1.1063in" style:rel-column-width="1593*"/>
    </style:style>
    <style:style style:name="Inst.B" style:family="table-column">
      <style:table-column-properties style:column-width="2.4806in" style:rel-column-width="3572*"/>
    </style:style>
    <style:style style:name="Inst.C" style:family="table-column">
      <style:table-column-properties style:column-width="3.1063in" style:rel-column-width="4473*"/>
    </style:style>
    <style:style style:name="Inst.1" style:family="table-row">
      <style:table-row-properties style:min-row-height="0.2in"/>
    </style:style>
    <style:style style:name="Inst.A1" style:family="table-cell">
      <style:table-cell-properties fo:padding="0in" fo:border="none" style:writing-mode="page"/>
    </style:style>
    <style:style style:name="P1" style:family="paragraph" style:parent-style-name="Standard">
      <style:text-properties fo:language="en" fo:country="US" officeooo:rsid="00141932" officeooo:paragraph-rsid="00141932"/>
    </style:style>
    <style:style style:name="P2" style:family="paragraph" style:parent-style-name="Standard">
      <style:text-properties fo:language="en" fo:country="US" officeooo:rsid="0018cbb1" officeooo:paragraph-rsid="0018cbb1"/>
    </style:style>
    <style:style style:name="P3" style:family="paragraph" style:parent-style-name="Standard">
      <style:text-properties fo:language="en" fo:country="US" officeooo:rsid="001a627b" officeooo:paragraph-rsid="001a627b"/>
    </style:style>
    <style:style style:name="P4" style:family="paragraph" style:parent-style-name="Standard">
      <style:text-properties fo:language="en" fo:country="US" officeooo:rsid="001ae9e9" officeooo:paragraph-rsid="001ae9e9"/>
    </style:style>
    <style:style style:name="P5" style:family="paragraph" style:parent-style-name="Table_20_Contents">
      <style:text-properties fo:language="en" fo:country="US"/>
    </style:style>
    <style:style style:name="P6" style:family="paragraph" style:parent-style-name="Table_20_Contents">
      <style:paragraph-properties fo:text-align="center" style:justify-single-word="false"/>
      <style:text-properties fo:language="en" fo:country="US" officeooo:rsid="00141932" officeooo:paragraph-rsid="00141932"/>
    </style:style>
    <style:style style:name="P7" style:family="paragraph" style:parent-style-name="Table_20_Contents">
      <style:paragraph-properties fo:text-align="center" style:justify-single-word="false"/>
      <style:text-properties fo:language="en" fo:country="US" officeooo:rsid="00141932" officeooo:paragraph-rsid="001716ee"/>
    </style:style>
    <style:style style:name="P8" style:family="paragraph" style:parent-style-name="Table_20_Contents">
      <style:text-properties fo:language="en" fo:country="US" officeooo:rsid="00141932" officeooo:paragraph-rsid="00141932"/>
    </style:style>
    <style:style style:name="P9" style:family="paragraph" style:parent-style-name="Table_20_Contents">
      <style:text-properties fo:language="en" fo:country="US" officeooo:rsid="001716ee" officeooo:paragraph-rsid="001716ee"/>
    </style:style>
    <style:style style:name="P10" style:family="paragraph" style:parent-style-name="Table_20_Contents">
      <style:text-properties fo:language="en" fo:country="US" officeooo:paragraph-rsid="00165a8b"/>
    </style:style>
    <style:style style:name="P11" style:family="paragraph" style:parent-style-name="Table_20_Contents">
      <style:text-properties fo:language="en" fo:country="US" officeooo:rsid="00166f50" officeooo:paragraph-rsid="00166f50"/>
    </style:style>
    <style:style style:name="P12" style:family="paragraph" style:parent-style-name="Table_20_Contents">
      <style:text-properties fo:language="en" fo:country="US" officeooo:paragraph-rsid="001716ee"/>
    </style:style>
    <style:style style:name="P13" style:family="paragraph" style:parent-style-name="Table_20_Contents">
      <style:text-properties fo:language="en" fo:country="US" officeooo:paragraph-rsid="00166f50"/>
    </style:style>
    <style:style style:name="T1" style:family="text">
      <style:text-properties officeooo:rsid="00165a8b"/>
    </style:style>
    <style:style style:name="T2" style:family="text">
      <style:text-properties officeooo:rsid="00166f50"/>
    </style:style>
    <style:style style:name="T3" style:family="text">
      <style:text-properties officeooo:rsid="001716ee"/>
    </style:style>
    <style:style style:name="T4" style:family="text">
      <style:text-properties officeooo:rsid="001a627b"/>
    </style:style>
    <style:style style:name="T5" style:family="text">
      <style:text-properties officeooo:rsid="001ae9e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S224</text:p>
      <text:p text:style-name="P1">Lab04</text:p>
      <text:p text:style-name="P1">Section 5</text:p>
      <text:p text:style-name="P1">Burak Öztürk</text:p>
      <text:p text:style-name="P1">21901841</text:p>
      <text:p text:style-name="P1"/>
      <text:p text:style-name="P1">Part 1-a</text:p>
      <table:table table:name="Inst" table:style-name="Inst">
        <table:table-column table:style-name="Inst.A"/>
        <table:table-column table:style-name="Inst.B"/>
        <table:table-column table:style-name="Inst.C"/>
        <table:table-row table:style-name="Inst.1">
          <table:table-cell table:style-name="Inst.A1" office:value-type="string">
            <text:p text:style-name="P6">Location</text:p>
          </table:table-cell>
          <table:table-cell table:style-name="Inst.A1" office:value-type="string">
            <text:p text:style-name="P6">Machine Instruction</text:p>
          </table:table-cell>
          <table:table-cell table:style-name="Inst.A1" office:value-type="string">
            <text:p text:style-name="P7">Assembly Equivalent</text:p>
          </table:table-cell>
        </table:table-row>
        <table:table-row table:style-name="Inst.1">
          <table:table-cell table:style-name="Inst.A1" office:value-type="string">
            <text:p text:style-name="P8">8'h00</text:p>
          </table:table-cell>
          <table:table-cell table:style-name="Inst.A1" office:value-type="string">
            <text:p text:style-name="P9">0x20020005</text:p>
          </table:table-cell>
          <table:table-cell table:style-name="Inst.A1" office:value-type="string">
            <text:p text:style-name="P10"><text:span text:style-name="T1">addi </text:span>$v0 $zero 0x0005</text:p>
          </table:table-cell>
        </table:table-row>
        <table:table-row table:style-name="Inst.1">
          <table:table-cell table:style-name="Inst.A1" office:value-type="string">
            <text:p text:style-name="P5">8'h0<text:span text:style-name="T1">4</text:span></text:p>
          </table:table-cell>
          <table:table-cell table:style-name="Inst.A1" office:value-type="string">
            <text:p text:style-name="P9">0x2003000c</text:p>
          </table:table-cell>
          <table:table-cell table:style-name="Inst.A1" office:value-type="string">
            <text:p text:style-name="P10"><text:span text:style-name="T1">addi </text:span>$v1 $zero 0x000C </text:p>
          </table:table-cell>
        </table:table-row>
        <table:table-row table:style-name="Inst.1">
          <table:table-cell table:style-name="Inst.A1" office:value-type="string">
            <text:p text:style-name="P5">8'h0<text:span text:style-name="T1">8</text:span></text:p>
          </table:table-cell>
          <table:table-cell table:style-name="Inst.A1" office:value-type="string">
            <text:p text:style-name="P9">0x2067fff7</text:p>
          </table:table-cell>
          <table:table-cell table:style-name="Inst.A1" office:value-type="string">
            <text:p text:style-name="P10"><text:span text:style-name="T1">addi </text:span>$a3 $v1 0xFFF7</text:p>
          </table:table-cell>
        </table:table-row>
        <table:table-row table:style-name="Inst.1">
          <table:table-cell table:style-name="Inst.A1" office:value-type="string">
            <text:p text:style-name="P5">8'h<text:span text:style-name="T1">0c</text:span></text:p>
          </table:table-cell>
          <table:table-cell table:style-name="Inst.A1" office:value-type="string">
            <text:p text:style-name="P9">0x00e22025</text:p>
          </table:table-cell>
          <table:table-cell table:style-name="Inst.A1" office:value-type="string">
            <text:p text:style-name="P5"><text:span text:style-name="T1">or</text:span> $a0 $a3 $v0</text:p>
          </table:table-cell>
        </table:table-row>
        <table:table-row table:style-name="Inst.1">
          <table:table-cell table:style-name="Inst.A1" office:value-type="string">
            <text:p text:style-name="P5">8'h<text:span text:style-name="T1">10</text:span></text:p>
          </table:table-cell>
          <table:table-cell table:style-name="Inst.A1" office:value-type="string">
            <text:p text:style-name="P9">0x00642824</text:p>
          </table:table-cell>
          <table:table-cell table:style-name="Inst.A1" office:value-type="string">
            <text:p text:style-name="P5"><text:span text:style-name="T1">and</text:span> $a1 $v1 $a0</text:p>
          </table:table-cell>
        </table:table-row>
        <table:table-row table:style-name="Inst.1">
          <table:table-cell table:style-name="Inst.A1" office:value-type="string">
            <text:p text:style-name="P5">8'h<text:span text:style-name="T1">14</text:span></text:p>
          </table:table-cell>
          <table:table-cell table:style-name="Inst.A1" office:value-type="string">
            <text:p text:style-name="P9">0x00a42820</text:p>
          </table:table-cell>
          <table:table-cell table:style-name="Inst.A1" office:value-type="string">
            <text:p text:style-name="P5"><text:span text:style-name="T1">add</text:span> $a1 $a1 $a0</text:p>
          </table:table-cell>
        </table:table-row>
        <table:table-row table:style-name="Inst.1">
          <table:table-cell table:style-name="Inst.A1" office:value-type="string">
            <text:p text:style-name="P5">8'h<text:span text:style-name="T1">18</text:span></text:p>
          </table:table-cell>
          <table:table-cell table:style-name="Inst.A1" office:value-type="string">
            <text:p text:style-name="P9">0x10a7000a</text:p>
          </table:table-cell>
          <table:table-cell table:style-name="Inst.A1" office:value-type="string">
            <text:p text:style-name="P10"><text:span text:style-name="T1">beq </text:span>$a1 $a3 0x000A</text:p>
          </table:table-cell>
        </table:table-row>
        <table:table-row table:style-name="Inst.1">
          <table:table-cell table:style-name="Inst.A1" office:value-type="string">
            <text:p text:style-name="P10">8'h<text:span text:style-name="T1">1c</text:span></text:p>
          </table:table-cell>
          <table:table-cell table:style-name="Inst.A1" office:value-type="string">
            <text:p text:style-name="P9">0x0064202a</text:p>
          </table:table-cell>
          <table:table-cell table:style-name="Inst.A1" office:value-type="string">
            <text:p text:style-name="P5"><text:span text:style-name="T1">slt</text:span> $a0 $v1 $a0</text:p>
          </table:table-cell>
        </table:table-row>
        <table:table-row table:style-name="Inst.1">
          <table:table-cell table:style-name="Inst.A1" office:value-type="string">
            <text:p text:style-name="P10">8'h<text:span text:style-name="T1">20</text:span></text:p>
          </table:table-cell>
          <table:table-cell table:style-name="Inst.A1" office:value-type="string">
            <text:p text:style-name="P9">0x10800001</text:p>
          </table:table-cell>
          <table:table-cell table:style-name="Inst.A1" office:value-type="string">
            <text:p text:style-name="P5"><text:span text:style-name="T1">beq</text:span> $a0 $zero 0x0001</text:p>
          </table:table-cell>
        </table:table-row>
        <table:table-row table:style-name="Inst.1">
          <table:table-cell table:style-name="Inst.A1" office:value-type="string">
            <text:p text:style-name="P10">8'h<text:span text:style-name="T1">24</text:span></text:p>
          </table:table-cell>
          <table:table-cell table:style-name="Inst.A1" office:value-type="string">
            <text:p text:style-name="P9">0x20050000</text:p>
          </table:table-cell>
          <table:table-cell table:style-name="Inst.A1" office:value-type="string">
            <text:p text:style-name="P5"><text:span text:style-name="T1">addi</text:span> $a1 $zero 0x0000</text:p>
          </table:table-cell>
        </table:table-row>
        <table:table-row table:style-name="Inst.1">
          <table:table-cell table:style-name="Inst.A1" office:value-type="string">
            <text:p text:style-name="P10">8'h<text:span text:style-name="T1">28</text:span></text:p>
          </table:table-cell>
          <table:table-cell table:style-name="Inst.A1" office:value-type="string">
            <text:p text:style-name="P9">0x00e2202a</text:p>
          </table:table-cell>
          <table:table-cell table:style-name="Inst.A1" office:value-type="string">
            <text:p text:style-name="P5"><text:span text:style-name="T1">slt</text:span> $a0 $a3 $v0</text:p>
          </table:table-cell>
        </table:table-row>
        <table:table-row table:style-name="Inst.1">
          <table:table-cell table:style-name="Inst.A1" office:value-type="string">
            <text:p text:style-name="P10">8'h<text:span text:style-name="T1">2c</text:span></text:p>
          </table:table-cell>
          <table:table-cell table:style-name="Inst.A1" office:value-type="string">
            <text:p text:style-name="P9">0x00853820</text:p>
          </table:table-cell>
          <table:table-cell table:style-name="Inst.A1" office:value-type="string">
            <text:p text:style-name="P5"><text:span text:style-name="T1">add</text:span> $a3 $a0 $a1</text:p>
          </table:table-cell>
        </table:table-row>
        <table:table-row table:style-name="Inst.1">
          <table:table-cell table:style-name="Inst.A1" office:value-type="string">
            <text:p text:style-name="P10">8'h<text:span text:style-name="T1">30</text:span></text:p>
          </table:table-cell>
          <table:table-cell table:style-name="Inst.A1" office:value-type="string">
            <text:p text:style-name="P9">0x00e23822</text:p>
          </table:table-cell>
          <table:table-cell table:style-name="Inst.A1" office:value-type="string">
            <text:p text:style-name="P5"><text:span text:style-name="T1">sub</text:span> $a3 $a3 $v0</text:p>
          </table:table-cell>
        </table:table-row>
        <table:table-row table:style-name="Inst.1">
          <table:table-cell table:style-name="Inst.A1" office:value-type="string">
            <text:p text:style-name="P10">8'h<text:span text:style-name="T1">34</text:span></text:p>
          </table:table-cell>
          <table:table-cell table:style-name="Inst.A1" office:value-type="string">
            <text:p text:style-name="P9">0xac670044</text:p>
          </table:table-cell>
          <table:table-cell table:style-name="Inst.A1" office:value-type="string">
            <text:p text:style-name="P10"><text:span text:style-name="T1">sw </text:span>$a3 0x0044 $v1</text:p>
          </table:table-cell>
        </table:table-row>
        <table:table-row table:style-name="Inst.1">
          <table:table-cell table:style-name="Inst.A1" office:value-type="string">
            <text:p text:style-name="P10">8'h<text:span text:style-name="T1">38</text:span></text:p>
          </table:table-cell>
          <table:table-cell table:style-name="Inst.A1" office:value-type="string">
            <text:p text:style-name="P9">0x8c020050</text:p>
          </table:table-cell>
          <table:table-cell table:style-name="Inst.A1" office:value-type="string">
            <text:p text:style-name="P5"><text:span text:style-name="T1">lw</text:span> $v0 0x0050 $zero</text:p>
          </table:table-cell>
        </table:table-row>
        <table:table-row table:style-name="Inst.1">
          <table:table-cell table:style-name="Inst.A1" office:value-type="string">
            <text:p text:style-name="P10">8'h<text:span text:style-name="T1">3c</text:span></text:p>
          </table:table-cell>
          <table:table-cell table:style-name="Inst.A1" office:value-type="string">
            <text:p text:style-name="P9">0x08000010</text:p>
          </table:table-cell>
          <table:table-cell table:style-name="Inst.A1" office:value-type="string">
            <text:p text:style-name="P10"><text:span text:style-name="T1">j </text:span>0x0000010</text:p>
          </table:table-cell>
        </table:table-row>
        <table:table-row table:style-name="Inst.1">
          <table:table-cell table:style-name="Inst.A1" office:value-type="string">
            <text:p text:style-name="P10">8'h<text:span text:style-name="T1">40</text:span></text:p>
          </table:table-cell>
          <table:table-cell table:style-name="Inst.A1" office:value-type="string">
            <text:p text:style-name="P9">0x001f6020</text:p>
          </table:table-cell>
          <table:table-cell table:style-name="Inst.A1" office:value-type="string">
            <text:p text:style-name="P10"><text:span text:style-name="T1">add </text:span>$t4 $zero $ra</text:p>
          </table:table-cell>
        </table:table-row>
        <table:table-row table:style-name="Inst.1">
          <table:table-cell table:style-name="Inst.A1" office:value-type="string">
            <text:p text:style-name="P10">8'h<text:span text:style-name="T1">44</text:span></text:p>
          </table:table-cell>
          <table:table-cell table:style-name="Inst.A1" office:value-type="string">
            <text:p text:style-name="P9">0x0c000012</text:p>
          </table:table-cell>
          <table:table-cell table:style-name="Inst.A1" office:value-type="string">
            <text:p text:style-name="P5"><text:span text:style-name="T1">jal</text:span> 0x0000012</text:p>
          </table:table-cell>
        </table:table-row>
        <table:table-row table:style-name="Inst.1">
          <table:table-cell table:style-name="Inst.A1" office:value-type="string">
            <text:p text:style-name="P10">8'h<text:span text:style-name="T1">48</text:span></text:p>
          </table:table-cell>
          <table:table-cell table:style-name="Inst.A1" office:value-type="string">
            <text:p text:style-name="P9">0xac020054</text:p>
          </table:table-cell>
          <table:table-cell table:style-name="Inst.A1" office:value-type="string">
            <text:p text:style-name="P10"><text:span text:style-name="T1">sw </text:span>$v0 0x0054 $zero</text:p>
          </table:table-cell>
        </table:table-row>
        <table:table-row table:style-name="Inst.1">
          <table:table-cell table:style-name="Inst.A1" office:value-type="string">
            <text:p text:style-name="P11">8'h4c</text:p>
          </table:table-cell>
          <table:table-cell table:style-name="Inst.A1" office:value-type="string">
            <text:p text:style-name="P9">0x00039042</text:p>
          </table:table-cell>
          <table:table-cell table:style-name="Inst.A1" office:value-type="string">
            <text:p text:style-name="P12"><text:span text:style-name="T3">srl </text:span>$s2 $v1 0x0undefined</text:p>
          </table:table-cell>
        </table:table-row>
        <table:table-row table:style-name="Inst.1">
          <table:table-cell table:style-name="Inst.A1" office:value-type="string">
            <text:p text:style-name="P13">8'h<text:span text:style-name="T2">50</text:span></text:p>
          </table:table-cell>
          <table:table-cell table:style-name="Inst.A1" office:value-type="string">
            <text:p text:style-name="P9">0x03E00008</text:p>
          </table:table-cell>
          <table:table-cell table:style-name="Inst.A1" office:value-type="string">
            <text:p text:style-name="P10"><text:span text:style-name="T3">jr</text:span> $ra</text:p>
          </table:table-cell>
        </table:table-row>
      </table:table>
      <text:p text:style-name="P1"/>
      <text:p text:style-name="P2">Part 1-f</text:p>
      <text:p text:style-name="P2">i) Writedata <text:span text:style-name="T4">transfers the value that read from RF to Data Memory to write in.</text:span></text:p>
      <text:p text:style-name="P3">ii) Because early instructions are I-type instructions and they don’t use <text:span text:style-name="T5">writedata.</text:span></text:p>
      <text:p text:style-name="P4">iii) Loading data from memory is very rare in this instruction set, occurring only once.</text:p>
      <text:p text:style-name="P4">iv) It is resulting memory address of the happened R-type instruction.</text:p>
      <text:p text:style-name="P4">v) Because J-type instruction set it to undefined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style:rfc-language-tag="uz-Latn-UZ" fo:language="uz" fo:script="Latn" fo:country="UZ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style:rfc-language-tag="uz-Latn-UZ" fo:language="uz" fo:script="Latn" fo:country="UZ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18T21:19:29.875000000</meta:creation-date>
    <dc:date>2021-03-19T02:18:10.132000000</dc:date>
    <meta:editing-duration>PT25M44S</meta:editing-duration>
    <meta:editing-cycles>4</meta:editing-cycles>
    <meta:generator>LibreOffice/7.0.3.1$Windows_X86_64 LibreOffice_project/d7547858d014d4cf69878db179d326fc3483e082</meta:generator>
    <meta:document-statistic meta:table-count="1" meta:image-count="0" meta:object-count="0" meta:page-count="1" meta:paragraph-count="78" meta:word-count="197" meta:character-count="1137" meta:non-whitespace-character-count="1017"/>
  </office:meta>
</office:document-meta>
</file>